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0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Guaranteed critical strike, auto-kill if low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prin around, extending yoru weapon and damaging all creatures around you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rmor for a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stroy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 blows have a chance to apply sunder arm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Berserking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s attack and damage but reduces defense and arm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ighty Blow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When you Death Blow you puts all your strength into it, increasing attack; all remaining stamina is consumed and used to increase blow damage</text:p>
          </table:table-cell>
          <table:table-cell table:number-columns-repeated="246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hield Bas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stunning 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normal attack plus two shield strikes, if all attacks connect the target is repulsed away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Enters a protective battle stance; incraesing defense and armor at the cost of attack and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Mastery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hield Wall also makes you immune to stuns &amp; knockback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Cov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hield Wall also increases chances to deflect missile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4"/>
          <table:table-cell table:style-name="Default" table:number-columns-repeated="6"/>
          <table:table-cell/>
          <table:table-cell table:style-name="Default"/>
          <table:table-cell/>
          <table:table-cell table:style-name="ce13" table:number-columns-repeated="246"/>
        </table:table-row>
        <table:table-row table:style-name="ro1" table:number-rows-repeated="5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Dual Weapon defense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Learns to block incomming blows with your weapons, increasing defense rating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Lashes out with your weapons; three times eac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pin around hitting all targets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Greatly increases attack speed but drains stamina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Attacks the frontal arc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Attacks target with offhand first; if it hits; attack with the main hand and stun target</text:p>
          </table:table-cell>
          <table:table-cell table:number-columns-repeated="246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rchery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4"/>
          <table:table-cell table:style-name="ce12"/>
          <table:table-cell table:style-name="ce13"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ntimagic</text:p>
          </table:table-cell>
          <table:table-cell table:style-name="ce7" office:value-type="string">
            <text:p>Antimagic Shell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2"/>
          <table:table-cell office:value-type="string">
            <text:p>Antimagic Field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252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l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iples the target; reducing attack and damage for a whil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When striking a stunned target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adowstab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When striking a target that cannot see you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Cunning Strike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Uses cunning instead of strength to comptue bonus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dly Strike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s armor penetration</text:p>
          </table:table-cell>
          <table:table-cell table:number-columns-repeated="246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Combat Training</text:p>
          </table:table-cell>
          <table:table-cell table:style-name="ce7" office:value-type="string">
            <text:p>Heavy Armor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allows to use medium armor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ows to use heavy armor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Greater Health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preme Health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Sword apprentic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Increases attack and damage with sword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word master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table:number-columns-repeated="5"/>
          <table:table-cell table:style-name="ce14" office:value-type="string">
            <text:p>Increases attack and damage with swor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word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table:number-columns-repeated="5"/>
          <table:table-cell table:style-name="ce14" office:value-type="string">
            <text:p>Increases attack and damage with swor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Knife apprenti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table:style-name="ce14" office:value-type="string">
            <text:p>Increases attack and damage with knif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Knife master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table:number-columns-repeated="5"/>
          <table:table-cell table:style-name="ce14" office:value-type="string">
            <text:p>Increases attack and damage with knif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Knife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table:number-columns-repeated="5"/>
          <table:table-cell table:style-name="ce14" office:value-type="string">
            <text:p>Increases attack and damage with knif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xe apprenti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table:style-name="ce14" office:value-type="string">
            <text:p>Increases attack and damage with axes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8" office:value-type="string">
            <text:p>Axe master</text:p>
          </table:table-cell>
          <table:table-cell table:style-name="ce12" office:value-type="float" office:value="2">
            <text:p>2</text:p>
          </table:table-cell>
          <table:table-cell office:value-type="string">
            <text:p>Passive</text:p>
          </table:table-cell>
          <table:table-cell table:style-name="ce12" table:number-columns-repeated="3"/>
          <table:table-cell table:style-name="ce13"/>
          <table:table-cell table:style-name="ce12"/>
          <table:table-cell table:style-name="ce14" office:value-type="string">
            <text:p>Increases attack and damage with axes</text:p>
          </table:table-cell>
          <table:table-cell table:style-name="ce13" table:number-columns-repeated="246"/>
        </table:table-row>
        <table:table-row table:style-name="ro1">
          <table:table-cell table:style-name="ce2"/>
          <table:table-cell office:value-type="string">
            <text:p>Axe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table:number-columns-repeated="5"/>
          <table:table-cell table:style-name="ce14" office:value-type="string">
            <text:p>Increases attack and damage with ax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Hafted weapons apprenti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table:style-name="ce14" office:value-type="string">
            <text:p>Increases attack and damage with hafted weapons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8" office:value-type="string">
            <text:p>Hafted weapons master</text:p>
          </table:table-cell>
          <table:table-cell table:style-name="ce12" office:value-type="float" office:value="2">
            <text:p>2</text:p>
          </table:table-cell>
          <table:table-cell office:value-type="string">
            <text:p>Passive</text:p>
          </table:table-cell>
          <table:table-cell table:style-name="ce12" table:number-columns-repeated="3"/>
          <table:table-cell table:style-name="ce13"/>
          <table:table-cell table:style-name="ce12"/>
          <table:table-cell table:style-name="ce14" office:value-type="string">
            <text:p>Increases attack and damage with hafted weapons</text:p>
          </table:table-cell>
          <table:table-cell table:style-name="ce13" table:number-columns-repeated="246"/>
        </table:table-row>
        <table:table-row table:style-name="ro1">
          <table:table-cell/>
          <table:table-cell office:value-type="string">
            <text:p>Hafted weapons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table:number-columns-repeated="5"/>
          <table:table-cell table:style-name="ce14" office:value-type="string">
            <text:p>Increases attack and damage with hafted weapons</text:p>
          </table:table-cell>
          <table:table-cell table:number-columns-repeated="246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2])" office:value-type="float" office:value="62">
            <text:p>62</text:p>
          </table:table-cell>
          <table:table-cell table:number-columns-repeated="253"/>
        </table:table-row>
        <table:table-row table:style-name="ro1" table:number-rows-repeated="6545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30">30/12/2009</text:date>, <text:time>16:4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09-12-30T16:47:35</dc:date>
    <dc:language>fr-FR</dc:language>
    <meta:editing-cycles>51</meta:editing-cycles>
    <meta:editing-duration>PT13H22M19S</meta:editing-duration>
    <dc:creator>Nicolas Casalini</dc:creator>
    <meta:document-statistic meta:table-count="2" meta:cell-count="198" meta:object-count="0"/>
    <meta:user-defined meta:name="Info 1"/>
    <meta:user-defined meta:name="Info 2"/>
    <meta:user-defined meta:name="Info 3"/>
    <meta:user-defined meta:name="Info 4"/>
  </office:meta>
</office:document-meta>
</file>